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3.41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9.513cm" svg:y="6.014cm">
            <draw:object draw:notify-on-update-of-ranges="Sheet1.E16:Sheet1.E25 Sheet1.F16:Sheet1.F25 Sheet1.G16:Sheet1.G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07cm" svg:height="9.008cm" svg:x="5.887cm" svg:y="21.864cm">
            <draw:object draw:notify-on-update-of-ranges="Sheet1.A52:Sheet1.A57 Sheet1.B52:Sheet1.B5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12">
          <table:table-cell table:number-columns-repeated="7"/>
        </table:table-row>
        <table:table-row table:style-name="ro1">
          <table:table-cell office:value-type="string">
            <text:p>Parall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nodes</text:p>
          </table:table-cell>
          <table:table-cell office:value-type="string">
            <text:p>cpus/node</text:p>
          </table:table-cell>
          <table:table-cell office:value-type="string">
            <text:p>MPI cpus/node</text:p>
          </table:table-cell>
          <table:table-cell office:value-type="string">
            <text:p>OpenMP CPS/node</text:p>
          </table:table-cell>
          <table:table-cell office:value-type="string">
            <text:p>n</text:p>
          </table:table-cell>
          <table:table-cell office:value-type="string">
            <text:p>before gather</text:p>
          </table:table-cell>
          <table:table-cell office:value-type="string">
            <text:p>after gath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B16]/[.C16]"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0.829186">
            <text:p>0.829186</text:p>
          </table:table-cell>
          <table:table-cell office:value-type="float" office:value="0.838118">
            <text:p>0.8381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B17]/[.C17]"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1.679008">
            <text:p>1.679008</text:p>
          </table:table-cell>
          <table:table-cell office:value-type="float" office:value="1.706999">
            <text:p>1.70699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B18]/[.C18]"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3.567064">
            <text:p>3.567064</text:p>
          </table:table-cell>
          <table:table-cell office:value-type="float" office:value="3.637356">
            <text:p>3.63735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B19]/[.C19]" office:value-type="float" office:value="2">
            <text:p>2</text:p>
          </table:table-cell>
          <table:table-cell office:value-type="float" office:value="4000">
            <text:p>4000</text:p>
          </table:table-cell>
          <table:table-cell office:value-type="float" office:value="4.764884">
            <text:p>4.764884</text:p>
          </table:table-cell>
          <table:table-cell office:value-type="float" office:value="4.888908">
            <text:p>4.8889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B20]/[.C20]" office:value-type="float" office:value="2">
            <text:p>2</text:p>
          </table:table-cell>
          <table:table-cell office:value-type="float" office:value="5000">
            <text:p>5000</text:p>
          </table:table-cell>
          <table:table-cell office:value-type="float" office:value="11.254832">
            <text:p>11.254832</text:p>
          </table:table-cell>
          <table:table-cell office:value-type="float" office:value="11.45091">
            <text:p>11.4509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B21]/[.C21]" office:value-type="float" office:value="2">
            <text:p>2</text:p>
          </table:table-cell>
          <table:table-cell office:value-type="float" office:value="6000">
            <text:p>6000</text:p>
          </table:table-cell>
          <table:table-cell office:value-type="float" office:value="11.706069">
            <text:p>11.706069</text:p>
          </table:table-cell>
          <table:table-cell office:value-type="float" office:value="11.986851">
            <text:p>11.98685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B22]/[.C22]" office:value-type="float" office:value="2">
            <text:p>2</text:p>
          </table:table-cell>
          <table:table-cell office:value-type="float" office:value="7000">
            <text:p>7000</text:p>
          </table:table-cell>
          <table:table-cell office:value-type="float" office:value="13.20465">
            <text:p>13.20465</text:p>
          </table:table-cell>
          <table:table-cell office:value-type="float" office:value="28.378133">
            <text:p>28.3781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B23]/[.C23]" office:value-type="float" office:value="2">
            <text:p>2</text:p>
          </table:table-cell>
          <table:table-cell office:value-type="float" office:value="8000">
            <text:p>8000</text:p>
          </table:table-cell>
          <table:table-cell office:value-type="float" office:value="12.069565">
            <text:p>12.069565</text:p>
          </table:table-cell>
          <table:table-cell office:value-type="float" office:value="12.563286">
            <text:p>12.5632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B24]/[.C24]" office:value-type="float" office:value="2">
            <text:p>2</text:p>
          </table:table-cell>
          <table:table-cell office:value-type="float" office:value="9000">
            <text:p>9000</text:p>
          </table:table-cell>
          <table:table-cell office:value-type="float" office:value="17.009979">
            <text:p>17.009979</text:p>
          </table:table-cell>
          <table:table-cell office:value-type="float" office:value="17.634993">
            <text:p>17.63499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B25]/[.C25]" office:value-type="float" office:value="2">
            <text:p>2</text:p>
          </table:table-cell>
          <table:table-cell office:value-type="float" office:value="10000">
            <text:p>10000</text:p>
          </table:table-cell>
          <table:table-cell office:value-type="float" office:value="22.55089">
            <text:p>22.55089</text:p>
          </table:table-cell>
          <table:table-cell office:value-type="float" office:value="23.319946">
            <text:p>23.319946</text:p>
          </table:table-cell>
        </table:table-row>
        <table:table-row table:style-name="ro1" table:number-rows-repeated="23">
          <table:table-cell table:number-columns-repeated="7"/>
        </table:table-row>
        <table:table-row table:style-name="ro1">
          <table:table-cell office:value-type="string">
            <text:p>seria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n</text:p>
          </table:table-cell>
          <table:table-cell office:value-type="string">
            <text:p>time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.013613">
            <text:p>2.013613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3.962958">
            <text:p>33.962958</text:p>
          </table:table-cell>
          <table:table-cell table:number-columns-repeated="5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37.016913">
            <text:p>137.016913</text:p>
          </table:table-cell>
          <table:table-cell table:number-columns-repeated="5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12.048025">
            <text:p>212.048025</text:p>
          </table:table-cell>
          <table:table-cell table:number-columns-repeated="5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58.025134">
            <text:p>558.025134</text:p>
          </table:table-cell>
          <table:table-cell table:number-columns-repeated="5"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154.99841">
            <text:p>1154.99841</text:p>
          </table:table-cell>
          <table:table-cell table:number-columns-repeated="5"/>
        </table:table-row>
        <table:table-row table:style-name="ro1" table:number-rows-repeated="104851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ten Lysgaard</meta:initial-creator>
    <meta:creation-date>2013-10-09T15:58:26</meta:creation-date>
    <dc:date>2013-10-09T17:17:13</dc:date>
    <dc:creator>Morten Lysgaard</dc:creator>
    <meta:editing-duration>PT48M27S</meta:editing-duration>
    <meta:editing-cycles>2</meta:editing-cycles>
    <meta:generator>LibreOffice/4.0.2.2$Linux_X86_64 LibreOffice_project/400m0$Build-2</meta:generator>
    <meta:document-statistic meta:table-count="1" meta:cell-count="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952cm" style:legend-expansion="high" chart:style-name="ch2"/>
        <chart:plot-area chart:style-name="ch3" table:cell-range-address="Sheet1.E16:Sheet1.G25" chart:data-source-has-labels="column" svg:x="0.77cm" svg:y="0.855cm" svg:width="11.711cm" svg:height="7.545cm">
          <chartooo:coordinate-region svg:x="1.391cm" svg:y="1.054cm" svg:width="10.625cm" svg:height="6.699cm"/>
          <chart:axis chart:dimension="x" chart:name="primary-x" chart:style-name="ch4" chartooo:axis-type="auto">
            <chartooo:date-scale/>
            <chart:categories table:cell-range-address="Sheet1.E16:Sheet1.E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16:Sheet1.F25" chart:class="chart:line">
            <chart:data-point chart:repeated="10"/>
          </chart:series>
          <chart:series chart:style-name="ch7" chart:values-cell-range-address="Sheet1.G16:Sheet1.G25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E16:Sheet1.E25</svg:desc>
                </draw:g>
              </table:table-cell>
              <table:table-cell office:value-type="float" office:value="0.829186">
                <text:p>0.829186</text:p>
                <draw:g>
                  <svg:desc>Sheet1.F16:Sheet1.F25</svg:desc>
                </draw:g>
              </table:table-cell>
              <table:table-cell office:value-type="float" office:value="0.838118">
                <text:p>0.838118</text:p>
                <draw:g>
                  <svg:desc>Sheet1.G16:Sheet1.G2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679008">
                <text:p>1.679008</text:p>
              </table:table-cell>
              <table:table-cell office:value-type="float" office:value="1.706999">
                <text:p>1.70699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.567064">
                <text:p>3.567064</text:p>
              </table:table-cell>
              <table:table-cell office:value-type="float" office:value="3.637356">
                <text:p>3.63735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.764884">
                <text:p>4.764884</text:p>
              </table:table-cell>
              <table:table-cell office:value-type="float" office:value="4.888908">
                <text:p>4.88890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1.254832">
                <text:p>11.254832</text:p>
              </table:table-cell>
              <table:table-cell office:value-type="float" office:value="11.45091">
                <text:p>11.4509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1.706069">
                <text:p>11.706069</text:p>
              </table:table-cell>
              <table:table-cell office:value-type="float" office:value="11.986851">
                <text:p>11.98685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3.20465">
                <text:p>13.20465</text:p>
              </table:table-cell>
              <table:table-cell office:value-type="float" office:value="28.378133">
                <text:p>28.37813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2.069565">
                <text:p>12.069565</text:p>
              </table:table-cell>
              <table:table-cell office:value-type="float" office:value="12.563286">
                <text:p>12.56328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7.009979">
                <text:p>17.009979</text:p>
              </table:table-cell>
              <table:table-cell office:value-type="float" office:value="17.634993">
                <text:p>17.63499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2.55089">
                <text:p>22.55089</text:p>
              </table:table-cell>
              <table:table-cell office:value-type="float" office:value="23.319946">
                <text:p>23.3199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9cm" xlink:href=".." xlink:type="simple" chart:class="chart:line" chart:style-name="ch1">
        <chart:legend chart:legend-position="end" svg:x="13.156cm" svg:y="4.205cm" style:legend-expansion="high" chart:style-name="ch2"/>
        <chart:plot-area chart:style-name="ch3" table:cell-range-address="Sheet1.A52:Sheet1.B57" chart:data-source-has-labels="column" svg:x="0.77cm" svg:y="0.855cm" svg:width="11.746cm" svg:height="7.554cm">
          <chartooo:coordinate-region svg:x="1.762cm" svg:y="1.054cm" svg:width="10.382cm" svg:height="6.708cm"/>
          <chart:axis chart:dimension="x" chart:name="primary-x" chart:style-name="ch4" chartooo:axis-type="auto">
            <chartooo:date-scale/>
            <chart:categories table:cell-range-address="Sheet1.A52:Sheet1.A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52:Sheet1.B57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52:Sheet1.A57</svg:desc>
                </draw:g>
              </table:table-cell>
              <table:table-cell office:value-type="float" office:value="2.013613">
                <text:p>2.013613</text:p>
                <draw:g>
                  <svg:desc>Sheet1.B52:Sheet1.B5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3.962958">
                <text:p>33.96295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37.016913">
                <text:p>137.01691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12.048025">
                <text:p>212.04802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58.025134">
                <text:p>558.02513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154.99841">
                <text:p>1154.998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